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3d1f" officeooo:paragraph-rsid="00077404"/>
    </style:style>
    <style:style style:name="P2" style:family="paragraph" style:parent-style-name="Heading_20_2">
      <style:text-properties officeooo:rsid="00073d1f" officeooo:paragraph-rsid="00077404"/>
    </style:style>
    <style:style style:name="P3" style:family="paragraph" style:parent-style-name="Standard">
      <style:paragraph-properties fo:text-align="center" style:justify-single-word="false"/>
      <style:text-properties officeooo:rsid="0003558c" officeooo:paragraph-rsid="00077404"/>
    </style:style>
    <style:style style:name="P4" style:family="paragraph" style:parent-style-name="Standard">
      <style:text-properties officeooo:rsid="00073d1f" officeooo:paragraph-rsid="00077404"/>
    </style:style>
    <style:style style:name="P5" style:family="paragraph" style:parent-style-name="Standard">
      <style:text-properties officeooo:paragraph-rsid="00077404"/>
    </style:style>
    <style:style style:name="P6" style:family="paragraph" style:parent-style-name="Standard" style:list-style-name="WWNum320">
      <style:paragraph-properties fo:margin-left="0in" fo:margin-right="0in" fo:text-indent="0in" style:auto-text-indent="false"/>
      <style:text-properties fo:font-weight="bold" officeooo:rsid="0008013c" officeooo:paragraph-rsid="0008013c" style:font-weight-asian="bold" style:font-weight-complex="bold"/>
    </style:style>
    <style:style style:name="P7" style:family="paragraph" style:parent-style-name="Standard" style:list-style-name="WWNum320">
      <style:paragraph-properties fo:margin-left="0.5in" fo:margin-right="0in" fo:text-indent="-0.25in" style:auto-text-indent="false"/>
      <style:text-properties fo:font-weight="normal" officeooo:rsid="0008013c" officeooo:paragraph-rsid="0008013c" style:font-weight-asian="normal" style:font-weight-complex="normal"/>
    </style:style>
    <style:style style:name="P8" style:family="paragraph" style:parent-style-name="Text_20_body">
      <style:text-properties officeooo:paragraph-rsid="00077404"/>
    </style:style>
    <style:style style:name="P9" style:family="paragraph" style:parent-style-name="Title" style:master-page-name="Standard">
      <style:paragraph-properties fo:text-align="center" style:justify-single-word="false" style:page-number="1"/>
      <style:text-properties officeooo:paragraph-rsid="00077404"/>
    </style:style>
    <style:style style:name="T1" style:family="text">
      <style:text-properties officeooo:rsid="00073d1f"/>
    </style:style>
    <style:style style:name="T2" style:family="text">
      <style:text-properties officeooo:rsid="0008013c"/>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pacebattles: <text:span text:style-name="T1">Archetypes</text:span></text:p>
      <text:p text:style-name="P5"/>
      <text:p text:style-name="P4"><text:bookmark text:name="ctl00_RadDrawer1_Content_MainContent_Header"/>There are infinite possible character concepts, but you might find that the feats and skill choices from a single class aren’t sufficient to fully realize your character. Archetypes allow you to expand the scope of your character’s class. <text:span text:style-name="T2">When you spend an Archetype feat to gain an archetype, you automatically gains it dedication feat and can’t choose to spend an archetype feat to gain another archetype until you have gained 3 feats from the archetype (including the dedication feat).</text:span></text:p>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
        </text:index-body>
      </text:table-of-content>
      <text:p text:style-name="P1">Multiclass Archetypes</text:p>
      <text:p text:style-name="P4">If you want you character to have the skills of multiple classes you can select a Multiclass Archtype.</text:p>
      <text:p text:style-name="P2">Alchemist</text:p>
      <text:p text:style-name="P5"><text:bookmark text:name="ctl00_RadDrawer1_Content_MainContent_DetailedOutput"/>You enjoy tinkering with alchemical formulas and substances in your spare time, and your studies have progressed beyond mere experimentation.</text:p>
      <text:p text:style-name="P2">Artificer</text:p>
      <text:p text:style-name="P4">You have studied technological trinkets and have gained the skills of Artificers.</text:p>
      <text:list xml:id="list210754951" text:style-name="WWNum320">
        <text:list-header>
          <text:p text:style-name="P6">Artificer dedication</text:p>
        </text:list-header>
        <text:list-item>
          <text:p text:style-name="P7">You can perform tricks like an artificer. You gain a formula book with four common Minor tricks. You also gain the Perform a Trick activity. You can prepare two Minor Tricks from the formula book each day. You are trained in Artificer Trick checks. You key trickperforming ability modifier is intelligence. You also become trained in Engineering. If you were already trained in Engineering you become trained in another skill of your choice.</text:p>
          <text:p text:style-name="P6"><text:span text:style-name="T3"/></text:p>
        </text:list-item>
      </text:list>
      <text:p text:style-name="P2"><text:soft-page-break/>Augmented</text:p>
      <text:p text:style-name="P2">Barbarian</text:p>
      <text:p text:style-name="P2">Bulwark</text:p>
      <text:p text:style-name="P2">Cyborg</text:p>
      <text:p text:style-name="P2">Envoy</text:p>
      <text:p text:style-name="P2">Fighter</text:p>
      <text:p text:style-name="P2">Gravitarian</text:p>
      <text:p text:style-name="P2">Inventor</text:p>
      <text:p text:style-name="P2">Operativ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2872" style:display-name="ListLabel 2872" style:family="text">
      <style:text-properties style:text-underline-style="none"/>
    </style:style>
    <style:style style:name="ListLabel_20_2873" style:display-name="ListLabel 2873" style:family="text">
      <style:text-properties style:text-underline-style="none"/>
    </style:style>
    <style:style style:name="ListLabel_20_2874" style:display-name="ListLabel 2874" style:family="text">
      <style:text-properties style:text-underline-style="none"/>
    </style:style>
    <style:style style:name="ListLabel_20_2875" style:display-name="ListLabel 2875" style:family="text">
      <style:text-properties style:text-underline-style="none"/>
    </style:style>
    <style:style style:name="ListLabel_20_2876" style:display-name="ListLabel 2876" style:family="text">
      <style:text-properties style:text-underline-style="none"/>
    </style:style>
    <style:style style:name="ListLabel_20_2877" style:display-name="ListLabel 2877" style:family="text">
      <style:text-properties style:text-underline-style="none"/>
    </style:style>
    <style:style style:name="ListLabel_20_2878" style:display-name="ListLabel 2878" style:family="text">
      <style:text-properties style:text-underline-style="none"/>
    </style:style>
    <style:style style:name="ListLabel_20_2879" style:display-name="ListLabel 2879" style:family="text">
      <style:text-properties style:text-underline-style="none"/>
    </style:style>
    <style:style style:name="ListLabel_20_2880" style:display-name="ListLabel 2880"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20">
      <text:list-level-style-bullet text:level="1" text:style-name="ListLabel_20_287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7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7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7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7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7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21T18:01:00.191493943</dc:date>
    <meta:editing-duration>PT17M44S</meta:editing-duration>
    <meta:editing-cycles>4</meta:editing-cycles>
    <meta:document-statistic meta:table-count="0" meta:image-count="0" meta:object-count="0" meta:page-count="2" meta:paragraph-count="20" meta:word-count="222" meta:character-count="1410" meta:non-whitespace-character-count="1210"/>
  </office:meta>
</office:document-meta>
</file>